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87f8a" officeooo:paragraph-rsid="00087f8a"/>
    </style:style>
    <style:style style:name="P2" style:family="paragraph" style:parent-style-name="Standard">
      <style:text-properties officeooo:rsid="000a3864" officeooo:paragraph-rsid="000a3864"/>
    </style:style>
    <style:style style:name="P3" style:family="paragraph" style:parent-style-name="Standard">
      <style:text-properties officeooo:rsid="000ab450" officeooo:paragraph-rsid="000ab450"/>
    </style:style>
    <style:style style:name="P4" style:family="paragraph" style:parent-style-name="Standard">
      <style:text-properties officeooo:rsid="000c92b0" officeooo:paragraph-rsid="000c92b0"/>
    </style:style>
    <style:style style:name="P5" style:family="paragraph" style:parent-style-name="Standard">
      <style:text-properties officeooo:rsid="000d8fbf" officeooo:paragraph-rsid="000d8fbf"/>
    </style:style>
    <style:style style:name="P6" style:family="paragraph" style:parent-style-name="Standard">
      <style:text-properties officeooo:rsid="000eef32" officeooo:paragraph-rsid="000eef32"/>
    </style:style>
    <style:style style:name="T1" style:family="text">
      <style:text-properties officeooo:rsid="00041f3b"/>
    </style:style>
    <style:style style:name="T2" style:family="text">
      <style:text-properties officeooo:rsid="00087f8a"/>
    </style:style>
    <style:style style:name="T3" style:family="text">
      <style:text-properties officeooo:rsid="000a3864"/>
    </style:style>
    <style:style style:name="T4" style:family="text">
      <style:text-properties officeooo:rsid="000ab450"/>
    </style:style>
    <style:style style:name="T5" style:family="text">
      <style:text-properties officeooo:rsid="000c92b0"/>
    </style:style>
    <style:style style:name="T6" style:family="text">
      <style:text-properties officeooo:rsid="000eef32"/>
    </style:style>
    <style:style style:name="T7" style:family="text">
      <style:text-properties officeooo:rsid="001002be"/>
    </style:style>
    <style:style style:name="T8" style:family="text">
      <style:text-properties officeooo:rsid="00105fd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1 - </text:span>Um computador <text:span text:style-name="T1">é </text:span>um dispositivo criado para realizar <text:span text:style-name="T2">operações</text:span> <text:span text:style-name="T2">matemáticas</text:span> com extrema rapidez, confiabilidade e facilidade. Porem, ele só segue <text:span text:style-name="T2">instruções </text:span>dadas por um <text:span text:style-name="T2">código</text:span>, o qual e criado por um <text:span text:style-name="T2">programador.</text:span></text:p>
      <text:p text:style-name="Standard"/>
      <text:p text:style-name="P1">2 - <text:s/>Não, o computador não sabe nada, pois o mesmo não tem raciocínio lógico, ele somente segue comandos.</text:p>
      <text:p text:style-name="P1"/>
      <text:p text:style-name="P1">3 - ?</text:p>
      <text:p text:style-name="P1"/>
      <text:p text:style-name="P1">4 - <text:s/>A arquitetura de Von Neuman, é uma arquitetura que prevê as partes que um computador deve conter, e introduz na prática uma maneira de armazenar um programa no próprio dispositivo.</text:p>
      <text:p text:style-name="P1"/>
      <text:p text:style-name="P1"><text:s text:c="6"/>Ela é composta por:</text:p>
      <text:p text:style-name="P1"><text:tab/></text:p>
      <text:p text:style-name="P1"><text:tab/>-CPU</text:p>
      <text:p text:style-name="P1"><text:tab/><text:tab/>-ULA</text:p>
      <text:p text:style-name="P1"><text:tab/><text:tab/>-REGISTRADORES</text:p>
      <text:p text:style-name="P1"><text:tab/><text:tab/>-UNIDADE DE CONTROLE<text:tab/></text:p>
      <text:p text:style-name="P1"><text:tab/>-MEMORIA</text:p>
      <text:p text:style-name="P1"><text:tab/>-DISPOSITIVOS I/O</text:p>
      <text:p text:style-name="P1"/>
      <text:p text:style-name="P1">5 - Um <text:span text:style-name="T3">algorítimo</text:span> é um sequencia de <text:span text:style-name="T3">instruções</text:span> a serem seguidas, elas tem que ser diretas, claras e não <text:span text:style-name="T3">ambíguas.</text:span></text:p>
      <text:p text:style-name="P1"/>
      <text:p text:style-name="P1">6 - <text:span text:style-name="T3">Programa é um cogido que contém intrujices que podem ser interpretadas por um tradutor, seja ele interpretador ou um compilador, e então passadas para o computador que entende a linguagem de máquina.</text:span></text:p>
      <text:p text:style-name="P1"/>
      <text:p text:style-name="P2">7 – <text:span text:style-name="T4">Sistema operacional é um software que interliga e gerencia o hardware e o software do computador, além de prover recursos para as aplicações.</text:span></text:p>
      <text:p text:style-name="P2"/>
      <text:p text:style-name="P3">8 – Linguagem de <text:span text:style-name="T8">programação</text:span> é um<text:span text:style-name="T5">a maneira de apresentar comandos para um tradutor. Essa maneira é padronizada, para que seja possível essa interpretação.</text:span></text:p>
      <text:p text:style-name="P3"/>
      <text:p text:style-name="P3"><text:s/><text:span text:style-name="T5">9 – As linguagens são classificadas pelo seu nível de abstração, em relação aa linguagem falada. As linguagens de alto nível se parecem mais com a linguagem falada e ao utilizar essas linguagens não se torna necessário tratar com o hardware de forma direta. Já nas linguagens de baixo nível tende-se <text:s/>a ocorrer uma maior relação com o hardware, seja usando endereços de memoria ou com registradores.</text:span></text:p>
      <text:p text:style-name="P3"/>
      <text:p text:style-name="P4">10 – As linguagens compiladas são aquelas que o <text:span text:style-name="T8">código</text:span> por completo sofre uma <text:span text:style-name="T8">tradução</text:span> por <text:span text:style-name="T8">compilação</text:span>, sendo assim transformado em um segundo <text:span text:style-name="T8">código</text:span>, esse em linguagem de maquina, que <text:s/>é <text:span text:style-name="T8">compreensível</text:span> pelo computador. A ferramentar que faz isso é chamada de Compilador.</text:p>
      <text:p text:style-name="P4"/>
      <text:p text:style-name="P5">11 – Um biblioteca é um conjunto de recursos FIXOS, não <text:span text:style-name="T6">voláteis</text:span>, já programados, que podem ser introduzidos no <text:span text:style-name="T6">códigos</text:span> <text:span text:style-name="T6">através</text:span> de uma chamada (#include no C). <text:span text:style-name="T6">Apos compilado, o código ainda não esta 100% completo, pois para utilizar os recursos de uma biblioteca é necessário realizar uma chamada aa aquele código, para que não seja necessário compilar todo o código da biblioteca. Assim, por exemplo, o processo chamado de linkedicao ocorre, buscando todas as informações externas que não convêm serem compiladas.</text:span></text:p>
      <text:p text:style-name="P5"/>
      <text:p text:style-name="P6"/>
      <text:p text:style-name="P6"><text:soft-page-break/>12 – em C ANSI, são 3 etapas.<text:tab/></text:p>
      <text:p text:style-name="P6"/>
      <text:p text:style-name="P6"><text:tab/>1- Pre processamento\</text:p>
      <text:p text:style-name="P6"><text:tab/><text:tab/>Processa as chamadas de diretrizes.<text:tab/></text:p>
      <text:p text:style-name="P6"><text:tab/>2- Compilação</text:p>
      <text:p text:style-name="P6"><text:tab/><text:tab/>Verifica a sintaxe e traduz o código para linguagem de maquina.<text:tab/></text:p>
      <text:p text:style-name="P6"><text:tab/>3- Linkagem</text:p>
      <text:p text:style-name="P6"><text:tab/><text:tab/>Processa as chamadas de informações externas ao <text:span text:style-name="T7">código</text:span>(como bibliotecas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1T09:46:11.730063704</meta:creation-date>
    <dc:date>2018-03-01T10:53:54.159346245</dc:date>
    <meta:editing-duration>PT22M26S</meta:editing-duration>
    <meta:editing-cycles>8</meta:editing-cycles>
    <meta:generator>LibreOffice/5.1.4.2$Linux_X86_64 LibreOffice_project/10m0$Build-2</meta:generator>
    <meta:document-statistic meta:table-count="0" meta:image-count="0" meta:object-count="0" meta:page-count="2" meta:paragraph-count="26" meta:word-count="431" meta:character-count="2669" meta:non-whitespace-character-count="2223"/>
  </office:meta>
</office:document-meta>
</file>